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87cm" style:rel-column-width="12287*"/>
    </style:style>
    <style:style style:name="Таблица1.D" style:family="table-column">
      <style:table-column-properties style:column-width="3.187cm" style:rel-column-width="12288*"/>
    </style:style>
    <style:style style:name="Таблица1.E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a27c8" officeooo:paragraph-rsid="001a27c8"/>
    </style:style>
    <style:style style:name="P2" style:family="paragraph" style:parent-style-name="Table_20_Contents">
      <style:paragraph-properties fo:text-align="center" style:justify-single-word="false"/>
      <style:text-properties officeooo:rsid="001a27c8" officeooo:paragraph-rsid="0024868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becf0" officeooo:paragraph-rsid="001becf0"/>
    </style:style>
    <style:style style:name="P5" style:family="paragraph" style:parent-style-name="Table_20_Contents">
      <style:paragraph-properties fo:text-align="center" style:justify-single-word="false"/>
      <style:text-properties officeooo:rsid="001f8eb5" officeooo:paragraph-rsid="001f8eb5"/>
    </style:style>
    <style:style style:name="P6" style:family="paragraph" style:parent-style-name="Table_20_Contents">
      <style:paragraph-properties fo:text-align="center" style:justify-single-word="false"/>
      <style:text-properties officeooo:rsid="001fbb27" officeooo:paragraph-rsid="001fbb27"/>
    </style:style>
    <style:style style:name="P7" style:family="paragraph" style:parent-style-name="Table_20_Contents">
      <style:paragraph-properties fo:text-align="center" style:justify-single-word="false"/>
      <style:text-properties officeooo:rsid="0021b709" officeooo:paragraph-rsid="0021b709"/>
    </style:style>
    <style:style style:name="P8" style:family="paragraph" style:parent-style-name="Table_20_Contents">
      <style:paragraph-properties fo:text-align="center" style:justify-single-word="false"/>
      <style:text-properties officeooo:rsid="0022c6b2" officeooo:paragraph-rsid="0022c6b2"/>
    </style:style>
    <style:style style:name="P9" style:family="paragraph" style:parent-style-name="Table_20_Contents">
      <style:paragraph-properties fo:text-align="center" style:justify-single-word="false"/>
      <style:text-properties officeooo:rsid="002485c1" officeooo:paragraph-rsid="002485c1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27c8" officeooo:paragraph-rsid="0024868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a27c8" officeooo:paragraph-rsid="001a27c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e46c1" officeooo:paragraph-rsid="001e46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cf823" officeooo:paragraph-rsid="001cf82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3378a" officeooo:paragraph-rsid="0023378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1a27c8" officeooo:paragraph-rsid="001a27c8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1f8eb5" officeooo:paragraph-rsid="001f8eb5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21c1b3" officeooo:paragraph-rsid="0021c1b3" style:font-style-asian="italic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1">Programm</text:p>
          </table:table-cell>
          <table:table-cell table:style-name="Таблица1.B1" table:number-columns-spanned="4" office:value-type="string">
            <text:p text:style-name="P1">Matrix size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1.B2" office:value-type="string">
            <text:p text:style-name="P1">512</text:p>
          </table:table-cell>
          <table:table-cell table:style-name="Таблица1.B2" office:value-type="string">
            <text:p text:style-name="P1">1024</text:p>
          </table:table-cell>
          <table:table-cell table:style-name="Таблица1.B2" office:value-type="string">
            <text:p text:style-name="P1">256</text:p>
          </table:table-cell>
          <table:table-cell table:style-name="Таблица1.E2" office:value-type="string">
            <text:p text:style-name="P7">2048</text:p>
          </table:table-cell>
        </table:table-row>
        <table:table-row>
          <table:table-cell table:style-name="Таблица1.B2" office:value-type="string">
            <text:p text:style-name="P2">col_row.cpp</text:p>
          </table:table-cell>
          <table:table-cell table:style-name="Таблица1.B2" office:value-type="string">
            <text:p text:style-name="P1">4.64563 sec</text:p>
          </table:table-cell>
          <table:table-cell table:style-name="Таблица1.B2" office:value-type="string">
            <text:p text:style-name="P6">5,68509 sec</text:p>
          </table:table-cell>
          <table:table-cell table:style-name="Таблица1.B2" office:value-type="string">
            <text:p text:style-name="P4">0.500259 sec</text:p>
          </table:table-cell>
          <table:table-cell table:style-name="Таблица1.E2" office:value-type="string">
            <text:p text:style-name="P9">55,2283 sec</text:p>
          </table:table-cell>
        </table:table-row>
        <table:table-row>
          <table:table-cell table:style-name="Таблица1.B2" office:value-type="string">
            <text:p text:style-name="P10">col_col.cpp</text:p>
          </table:table-cell>
          <table:table-cell table:style-name="Таблица1.B2" office:value-type="string">
            <text:p text:style-name="P11">5.09936 sec</text:p>
          </table:table-cell>
          <table:table-cell table:style-name="Таблица1.B2" office:value-type="string">
            <text:p text:style-name="P12">12.297 sec</text:p>
          </table:table-cell>
          <table:table-cell table:style-name="Таблица1.B2" office:value-type="string">
            <text:p text:style-name="P13">0.560252 sec</text:p>
          </table:table-cell>
          <table:table-cell table:style-name="Таблица1.E2" office:value-type="string">
            <text:p text:style-name="P14">126,445 sec</text:p>
          </table:table-cell>
        </table:table-row>
        <table:table-row>
          <table:table-cell table:style-name="Таблица1.B2" office:value-type="string">
            <text:p text:style-name="P1">row_col.cpp</text:p>
          </table:table-cell>
          <table:table-cell table:style-name="Таблица1.B2" office:value-type="string">
            <text:p text:style-name="P1">4.63441 sec</text:p>
          </table:table-cell>
          <table:table-cell table:style-name="Таблица1.B2" office:value-type="string">
            <text:p text:style-name="P5">5.6991 sec</text:p>
          </table:table-cell>
          <table:table-cell table:style-name="Таблица1.B2" office:value-type="string">
            <text:p text:style-name="P1">0.501678 sec</text:p>
          </table:table-cell>
          <table:table-cell table:style-name="Таблица1.E2" office:value-type="string">
            <text:p text:style-name="P8">62,985 sec</text:p>
          </table:table-cell>
        </table:table-row>
        <table:table-row>
          <table:table-cell table:style-name="Таблица1.B2" office:value-type="string">
            <text:p text:style-name="P15">row_row.cpp</text:p>
          </table:table-cell>
          <table:table-cell table:style-name="Таблица1.B2" office:value-type="string">
            <text:p text:style-name="P15">3.9551 sec</text:p>
          </table:table-cell>
          <table:table-cell table:style-name="Таблица1.B2" office:value-type="string">
            <text:p text:style-name="P16">1.33044 sec</text:p>
          </table:table-cell>
          <table:table-cell table:style-name="Таблица1.B2" office:value-type="string">
            <text:p text:style-name="P15">0.495362 sec</text:p>
          </table:table-cell>
          <table:table-cell table:style-name="Таблица1.E2" office:value-type="string">
            <text:p text:style-name="P17">13,577 sec</text:p>
          </table:table-cell>
        </table:table-row>
      </table:table>
      <text:p text:style-name="Standard"/>
      <text:p text:style-name="Standard"/>
      <text:p text:style-name="Standard"><draw:frame draw:style-name="fr1" draw:name="Объект1" text:anchor-type="paragraph" svg:width="17.623cm" svg:height="10.784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9:50:44.732882870</meta:creation-date>
    <dc:date>2016-09-28T20:25:18.769327886</dc:date>
    <meta:editing-duration>PT34M29S</meta:editing-duration>
    <meta:editing-cycles>13</meta:editing-cycles>
    <meta:generator>LibreOffice/5.1.4.2$Linux_X86_64 LibreOffice_project/10m0$Build-2</meta:generator>
    <meta:document-statistic meta:table-count="1" meta:image-count="0" meta:object-count="1" meta:page-count="1" meta:paragraph-count="26" meta:word-count="43" meta:character-count="252" meta:non-whitespace-character-count="2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2cm" svg:height="10.784cm" xlink:href="." xlink:type="simple" chart:class="chart:line" chart:style-name="ch1">
        <chart:legend chart:legend-position="end" svg:x="15.034cm" svg:y="4.346cm" style:legend-expansion="high" chart:style-name="ch2"/>
        <chart:plot-area chart:style-name="ch3" chart:data-source-has-labels="both" svg:x="0.621cm" svg:y="0.134cm" svg:width="14.062cm" svg:height="8.033cm">
          <chartooo:coordinate-region svg:x="1.428cm" svg:y="0.333cm" svg:width="12.883cm" svg:height="7.187cm"/>
          <chart:axis chart:dimension="x" chart:name="primary-x" chart:style-name="ch4" chartooo:axis-type="auto">
            <chartooo:date-scale/>
            <chart:title svg:x="6.655cm" svg:y="8.382cm" chart:style-name="ch5">
              <text:p>matrix size, n</text:p>
            </chart:title>
            <chart:categories table:cell-range-address="local-table.$B$1:.$E$1"/>
            <chart:grid chart:style-name="ch6" chart:class="major"/>
          </chart:axis>
          <chart:axis chart:dimension="y" chart:name="primary-y" chart:style-name="ch4">
            <chart:title svg:x="0cm" svg:y="5.57cm" chart:style-name="ch7">
              <text:p>Elapseed time, sec</text:p>
            </chart:title>
            <chart:grid chart:style-name="ch6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series chart:style-name="ch10" chart:values-cell-range-address="local-table.$B$4:.$E$4" chart:label-cell-address="local-table.$A$4" chart:class="chart:line">
            <chart:data-point chart:repeated="4"/>
          </chart:series>
          <chart:series chart:style-name="ch11" chart:values-cell-range-address="local-table.$B$5:.$E$5" chart:label-cell-address="local-table.$A$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row_row</text:p>
              </table:table-cell>
              <table:table-cell office:value-type="float" office:value="0.495362">
                <text:p>0.495362</text:p>
              </table:table-cell>
              <table:table-cell office:value-type="float" office:value="3.9551">
                <text:p>3.9551</text:p>
              </table:table-cell>
              <table:table-cell office:value-type="float" office:value="1.33044">
                <text:p>1.33044</text:p>
              </table:table-cell>
              <table:table-cell office:value-type="float" office:value="13.577">
                <text:p>13.577</text:p>
              </table:table-cell>
            </table:table-row>
            <table:table-row>
              <table:table-cell office:value-type="string">
                <text:p>row_col</text:p>
              </table:table-cell>
              <table:table-cell office:value-type="float" office:value="0.501678">
                <text:p>0.501678</text:p>
              </table:table-cell>
              <table:table-cell office:value-type="float" office:value="4.63441">
                <text:p>4.63441</text:p>
              </table:table-cell>
              <table:table-cell office:value-type="float" office:value="5.699">
                <text:p>5.699</text:p>
              </table:table-cell>
              <table:table-cell office:value-type="float" office:value="62.985">
                <text:p>62.985</text:p>
              </table:table-cell>
            </table:table-row>
            <table:table-row>
              <table:table-cell office:value-type="string">
                <text:p>col_col</text:p>
              </table:table-cell>
              <table:table-cell office:value-type="float" office:value="0.560252">
                <text:p>0.560252</text:p>
              </table:table-cell>
              <table:table-cell office:value-type="float" office:value="5.09936">
                <text:p>5.09936</text:p>
              </table:table-cell>
              <table:table-cell office:value-type="float" office:value="12.297">
                <text:p>12.297</text:p>
              </table:table-cell>
              <table:table-cell office:value-type="float" office:value="126.455">
                <text:p>126.455</text:p>
              </table:table-cell>
            </table:table-row>
            <table:table-row>
              <table:table-cell office:value-type="string">
                <text:p>col_row</text:p>
              </table:table-cell>
              <table:table-cell office:value-type="float" office:value="0.500259">
                <text:p>0.500259</text:p>
              </table:table-cell>
              <table:table-cell office:value-type="float" office:value="4.64563">
                <text:p>4.64563</text:p>
              </table:table-cell>
              <table:table-cell office:value-type="float" office:value="5.685">
                <text:p>5.685</text:p>
              </table:table-cell>
              <table:table-cell office:value-type="float" office:value="55.2283">
                <text:p>55.2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